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color="#808080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1cm" fo:min-width="1.61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51cm" draw:marker-start="Arrow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8cm" fo:min-width="2.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0.987cm"/>
    </style:style>
    <style:style style:name="gr7" style:family="graphic" style:parent-style-name="standard">
      <style:graphic-properties draw:stroke="none" draw:fill="none" fo:min-height="1.462cm"/>
    </style:style>
    <style:style style:name="gr8" style:family="graphic" style:parent-style-name="standard">
      <style:graphic-properties draw:stroke="none" draw:fill="none" fo:min-height="1.461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5.742cm"/>
    </style:style>
    <style:style style:name="gr11" style:family="graphic" style:parent-style-name="objectwithoutfill">
      <style:graphic-properties draw:stroke="dash" draw:stroke-dash="Fine_20_Dashed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7cm" fo:min-width="2.007cm"/>
    </style:style>
    <style:style style:name="gr14" style:family="graphic" style:parent-style-name="objectwithoutfill">
      <style:graphic-properties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8cm" fo:min-width="1.61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cm" fo:min-width="1.612cm"/>
    </style:style>
    <style:style style:name="gr17" style:family="graphic" style:parent-style-name="standard">
      <style:graphic-properties svg:stroke-color="#ff0000" draw:fill="solid" draw:fill-color="#ff0000" draw:textarea-horizontal-align="justify" draw:textarea-vertical-align="middle" draw:auto-grow-height="false"/>
    </style:style>
    <style:style style:name="gr18" style:family="graphic" style:parent-style-name="standard">
      <style:graphic-properties svg:stroke-color="#800000" draw:fill="solid" draw:fill-color="#ffff00" draw:textarea-horizontal-align="justify" draw:textarea-vertical-align="middle" draw:auto-grow-height="false"/>
    </style:style>
    <style:style style:name="gr19" style:family="graphic" style:parent-style-name="objectwithoutfill">
      <style:graphic-properties draw:fill="solid" draw:fill-color="#ff0000" draw:textarea-vertical-align="middle"/>
    </style:style>
    <style:style style:name="gr20" style:family="graphic" style:parent-style-name="objectwithoutfill">
      <style:graphic-properties svg:stroke-color="#000000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5cm" fo:min-width="1.26cm"/>
    </style:style>
    <style:style style:name="gr2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23" style:family="graphic" style:parent-style-name="standard">
      <style:graphic-properties svg:stroke-color="#000000" draw:fill="solid" draw:fill-color="#0000ff" draw:textarea-vertical-align="middle" draw:auto-grow-height="false" fo:min-height="1.013cm" fo:min-width="0.98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92cm"/>
    </style:style>
    <style:style style:name="gr25" style:family="graphic" style:parent-style-name="objectwithoutfill">
      <style:graphic-properties draw:stroke="dash" draw:stroke-dash="Fine_20_Dashed" draw:marker-end="" draw:marker-end-width="0.3cm" draw:fill="none" draw:textarea-vertical-align="middle"/>
    </style:style>
    <style:style style:name="gr26" style:family="graphic" style:parent-style-name="standard">
      <style:graphic-properties svg:stroke-color="#000000" draw:fill="solid" draw:fill-color="#0000ff" draw:textarea-vertical-align="middle" draw:auto-grow-height="false" fo:min-height="1.224cm" fo:min-width="0.572cm"/>
    </style:style>
    <style:style style:name="gr27" style:family="graphic" style:parent-style-name="standard">
      <style:graphic-properties draw:textarea-vertical-align="middle" draw:auto-grow-height="false" fo:min-height="0.066cm" fo:min-width="0cm" fo:wrap-option="wrap"/>
    </style:style>
    <style:style style:name="gr28" style:family="graphic" style:parent-style-name="standard">
      <style:graphic-properties svg:stroke-color="#000000" draw:fill="solid" draw:fill-color="#0000ff" draw:textarea-vertical-align="middle" draw:auto-grow-height="false" fo:min-height="0cm" fo:min-width="0cm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4.449cm" fo:min-width="10.9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13pt" style:font-size-asian="13pt" style:font-size-complex="13pt"/>
    </style:style>
    <style:style style:name="P5" style:family="paragraph">
      <loext:graphic-properties draw:fill="none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solid" draw:fill-color="#ff0000"/>
      <style:paragraph-properties fo:text-align="center"/>
    </style:style>
    <style:style style:name="P8" style:family="paragraph">
      <loext:graphic-properties draw:fill="solid" draw:fill-color="#ffff00"/>
      <style:paragraph-properties fo:text-align="center"/>
    </style:style>
    <style:style style:name="P9" style:family="paragraph">
      <loext:graphic-properties draw:fill="solid" draw:fill-color="#000000"/>
      <style:paragraph-properties fo:text-align="center"/>
    </style:style>
    <style:style style:name="P10" style:family="paragraph">
      <loext:graphic-properties draw:fill="solid" draw:fill-color="#0000ff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style:paragraph-properties fo:text-align="start"/>
    </style:style>
    <style:style style:name="T1" style:family="text">
      <style:text-properties style:text-position="sub 58%"/>
    </style:style>
    <style:style style:name="T2" style:family="text">
      <style:text-properties fo:font-size="13pt" fo:language="en" fo:country="US" style:font-size-asian="13pt" style:font-size-complex="13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sub 58%" fo:font-size="18pt" style:font-size-asian="18pt" style:font-size-complex="18pt"/>
    </style:style>
    <style:style style:name="T5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0.828cm" svg:y1="17.261cm" svg:x2="9.022cm" svg:y2="17.261cm">
          <text:p/>
        </draw:line>
        <draw:line draw:style-name="gr1" draw:text-style-name="P1" draw:layer="layout" svg:x1="20.707cm" svg:y1="16.333cm" svg:x2="20.707cm" svg:y2="8.729cm">
          <text:p/>
        </draw:line>
        <draw:frame draw:style-name="gr2" draw:text-style-name="P2" draw:layer="layout" svg:width="2.112cm" svg:height="1.651cm" svg:x="21.717cm" svg:y="12.446cm">
          <draw:text-box>
            <text:p>rot<text:span text:style-name="T1">2</text:span></text:p>
          </draw:text-box>
        </draw:frame>
        <draw:line draw:style-name="gr3" draw:text-style-name="P1" draw:layer="layout" svg:x1="20.707cm" svg:y1="17.252cm" svg:x2="20.707cm" svg:y2="12.801cm">
          <text:p/>
        </draw:line>
        <draw:line draw:style-name="gr3" draw:text-style-name="P1" draw:layer="layout" svg:x1="20.695cm" svg:y1="17.264cm" svg:x2="23.241cm" svg:y2="17.264cm">
          <text:p/>
        </draw:line>
        <draw:line draw:style-name="gr3" draw:text-style-name="P1" draw:layer="layout" svg:x1="20.707cm" svg:y1="17.41cm" svg:x2="22.225cm" svg:y2="14.859cm">
          <text:p/>
        </draw:line>
        <draw:line draw:style-name="gr4" draw:text-style-name="P1" draw:layer="layout" svg:x1="23.795cm" svg:y1="17.264cm" svg:x2="27.69cm" svg:y2="17.264cm">
          <text:p text:style-name="P3"><text:span text:style-name="T2">Incoming </text:span></text:p>
          <text:p text:style-name="P3"><text:span text:style-name="T2">X-Ray beam</text:span></text:p>
        </draw:line>
        <draw:frame draw:style-name="gr5" draw:text-style-name="P4" draw:layer="layout" svg:width="3.23cm" svg:height="2.798cm" svg:x="19.725cm" svg:y="17.724cm">
          <draw:text-box>
            <text:p><text:span text:style-name="T3">Origin :</text:span></text:p>
            <text:p><text:span text:style-name="T3">sample</text:span></text:p>
            <text:p><text:span text:style-name="T3">position</text:span></text:p>
          </draw:text-box>
        </draw:frame>
        <draw:frame draw:style-name="gr6" draw:text-style-name="P2" draw:layer="layout" svg:width="1.487cm" svg:height="1.71cm" svg:x="22.479cm" svg:y="17.213cm">
          <draw:text-box>
            <text:p>x<text:span text:style-name="T4">3</text:span></text:p>
          </draw:text-box>
        </draw:frame>
        <draw:frame draw:style-name="gr7" draw:text-style-name="P5" draw:layer="layout" svg:width="1.486cm" svg:height="1.712cm" svg:x="20.704cm" svg:y="11.432cm">
          <draw:text-box>
            <text:p>x<text:span text:style-name="T4">1</text:span></text:p>
          </draw:text-box>
        </draw:frame>
        <draw:frame draw:style-name="gr8" draw:text-style-name="P5" draw:layer="layout" svg:width="1.487cm" svg:height="1.711cm" svg:x="22.098cm" svg:y="14.732cm">
          <draw:text-box>
            <text:p>x<text:span text:style-name="T4">2</text:span></text:p>
          </draw:text-box>
        </draw:frame>
        <draw:custom-shape draw:style-name="gr9" draw:text-style-name="P3" draw:layer="layout" svg:width="14.089cm" svg:height="8.524cm" draw:transform="skewX (6.2027565540535E-017) rotate (0.416261026600648) translate (-0.762cm 8.508cm)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0" draw:text-style-name="P6" draw:layer="layout" svg:width="6.242cm" svg:height="1.987cm" svg:x="0.243cm" svg:y="16.201cm">
          <draw:text-box>
            <text:p text:style-name="P3"><text:span text:style-name="T3">Detector's </text:span><text:span text:style-name="T3"><text:line-break/></text:span><text:span text:style-name="T3">local origin</text:span></text:p>
          </draw:text-box>
        </draw:frame>
        <draw:line draw:style-name="gr11" draw:text-style-name="P1" draw:layer="layout" svg:x1="8.651cm" svg:y1="11.289cm" svg:x2="20.707cm" svg:y2="17.224cm">
          <text:p text:style-name="P3"/>
          <text:p text:style-name="P3">Distance</text:p>
        </draw:line>
        <draw:line draw:style-name="gr12" draw:text-style-name="P1" draw:layer="layout" svg:x1="9.022cm" svg:y1="11.475cm" svg:x2="8.651cm" svg:y2="12.217cm">
          <text:p/>
        </draw:line>
        <draw:line draw:style-name="gr12" draw:text-style-name="P1" draw:layer="layout" svg:x1="8.095cm" svg:y1="11.846cm" svg:x2="8.651cm" svg:y2="12.217cm">
          <text:p/>
        </draw:line>
        <draw:frame draw:style-name="gr13" draw:text-style-name="P2" draw:layer="layout" svg:width="2.507cm" svg:height="3.581cm" svg:x="6.611cm" svg:y="10.051cm">
          <draw:text-box>
            <text:p><text:span text:style-name="T3">PONI :</text:span></text:p>
            <text:p><text:span text:style-name="T3"/></text:p>
            <text:p><text:span text:style-name="T3"/></text:p>
            <text:p><text:span text:style-name="T3">Here :</text:span></text:p>
            <text:p><text:span text:style-name="T3">poni1&gt;0</text:span></text:p>
            <text:p><text:span text:style-name="T3">poni2&gt;0</text:span></text:p>
          </draw:text-box>
        </draw:frame>
        <draw:line draw:style-name="gr14" draw:text-style-name="P1" draw:layer="layout" svg:x1="2.716cm" svg:y1="16.297cm" svg:x2="2.345cm" svg:y2="5.169cm">
          <text:p/>
        </draw:line>
        <draw:frame draw:style-name="gr7" draw:text-style-name="P5" draw:layer="layout" svg:width="1.861cm" svg:height="1.712cm" svg:x="2.53cm" svg:y="5.126cm">
          <draw:text-box>
            <text:p>d<text:span text:style-name="T4">1</text:span></text:p>
          </draw:text-box>
        </draw:frame>
        <draw:line draw:style-name="gr14" draw:text-style-name="P1" draw:layer="layout" svg:x1="2.716cm" svg:y1="16.297cm" svg:x2="15.699cm" svg:y2="10.547cm">
          <text:p/>
        </draw:line>
        <draw:frame draw:style-name="gr8" draw:text-style-name="P5" draw:layer="layout" svg:width="1.86cm" svg:height="1.711cm" svg:x="15.158cm" svg:y="9.592cm">
          <draw:text-box>
            <text:p>d<text:span text:style-name="T4">2</text:span></text:p>
          </draw:text-box>
        </draw:frame>
        <draw:line draw:style-name="gr14" draw:text-style-name="P1" draw:layer="layout" svg:x1="2.716cm" svg:y1="16.297cm" svg:x2="4.698cm" svg:y2="17.713cm">
          <text:p/>
        </draw:line>
        <draw:frame draw:style-name="gr8" draw:text-style-name="P5" draw:layer="layout" svg:width="1.861cm" svg:height="1.711cm" svg:x="4.445cm" svg:y="16.831cm">
          <draw:text-box>
            <text:p>d<text:span text:style-name="T4">3</text:span></text:p>
          </draw:text-box>
        </draw:frame>
        <draw:frame draw:style-name="gr15" draw:text-style-name="P2" draw:layer="layout" svg:width="2.111cm" svg:height="1.171cm" svg:x="18.844cm" svg:y="10.64cm">
          <draw:text-box>
            <text:p>rot<text:span text:style-name="T1">1</text:span></text:p>
          </draw:text-box>
        </draw:frame>
        <draw:frame draw:style-name="gr16" draw:text-style-name="P2" draw:layer="layout" svg:width="2.112cm" svg:height="1.71cm" svg:x="10.922cm" svg:y="15.748cm">
          <draw:text-box>
            <text:p>rot<text:span text:style-name="T1">3</text:span></text:p>
          </draw:text-box>
        </draw:frame>
        <draw:custom-shape draw:style-name="gr17" draw:text-style-name="P7" draw:layer="layout" svg:width="0.927cm" svg:height="1.113cm" svg:x="6.465cm" svg:y="6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8" draw:layer="layout" svg:width="0.371cm" svg:height="0.371cm" svg:x="6.796cm" svg:y="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7" draw:layer="layout" svg:x1="6.982cm" svg:y1="7.394cm" svg:x2="20.707cm" svg:y2="17.224cm">
          <text:p text:style-name="P3">Scattered beam</text:p>
          <text:p text:style-name="P3"/>
        </draw:line>
        <draw:path draw:style-name="gr20" draw:text-style-name="P1" draw:layer="layout" svg:width="1.668cm" svg:height="0.555cm" draw:transform="rotate (1.5707963267949) translate (17.7390751631354cm 17.2242560219125cm)" svg:viewBox="0 0 1669 556" svg:d="M0 0c742 0 1669 556 1669 556">
          <text:p/>
        </draw:path>
        <draw:frame draw:style-name="gr21" draw:text-style-name="P2" draw:layer="layout" svg:width="1.76cm" svg:height="1.405cm" svg:x="16.441cm" svg:y="15.527cm">
          <draw:text-box>
            <text:p>2θ</text:p>
          </draw:text-box>
        </draw:frame>
        <draw:custom-shape draw:style-name="gr22" draw:text-style-name="P9" draw:layer="layout" svg:width="0.185cm" svg:height="0.185cm" svg:x="8.466cm" svg:y="11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0" draw:layer="layout" svg:width="1.484cm" svg:height="1.263cm" svg:x="19.979cm" svg:y="10.294cm">
          <text:p/>
          <draw:enhanced-geometry svg:viewBox="0 0 21600 21600" draw:mirror-vertical="false" draw:text-areas="0 0 21600 21600" draw:type="circular-arrow" draw:modifiers="34.1576079423586 -121.055796598441 7739.754948422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4" draw:text-style-name="P2" draw:layer="layout" svg:width="2.792cm" svg:height="1.673cm" svg:x="9.544cm" svg:y="3.326cm">
          <draw:text-box>
            <text:p text:style-name="P11">Area</text:p>
            <text:p>detector</text:p>
          </draw:text-box>
        </draw:frame>
        <draw:line draw:style-name="gr25" draw:text-style-name="P1" draw:layer="layout" svg:x1="20.707cm" svg:y1="17.411cm" svg:x2="23.434cm" svg:y2="12.827cm">
          <text:p/>
        </draw:line>
        <draw:custom-shape draw:style-name="gr26" draw:text-style-name="P10" draw:layer="layout" svg:width="1.071cm" svg:height="1.473cm" svg:x="22.098cm" svg:y="13.461cm">
          <text:p/>
          <draw:enhanced-geometry svg:viewBox="0 0 21600 21600" draw:mirror-vertical="true" draw:text-areas="0 0 21600 21600" draw:mirror-horizontal="false" draw:type="circular-arrow" draw:modifiers="-26.0109796249076 -159.626347350365 7071.4809031931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7" draw:text-style-name="P3" draw:layer="layout" svg:width="0.742cm" svg:height="0.928cm" svg:x="20.336cm" svg:y="16.853cm">
          <text:p/>
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28" draw:text-style-name="P10" draw:layer="layout" svg:width="0.927cm" svg:height="1.484cm" svg:x="11.062cm" svg:y="16.519cm">
          <text:p/>
          <draw:enhanced-geometry svg:viewBox="0 0 21600 21600" draw:mirror-vertical="false" draw:text-areas="0 0 21600 21600" draw:type="circular-arrow" draw:modifiers="149.963485902893 -28.4300833224553 7622.7632531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9" draw:text-style-name="P1" draw:layer="layout" svg:width="11.43cm" svg:height="4.699cm" svg:x="15.748cm" svg:y="2.921cm">
          <text:p text:style-name="P3"><text:span text:style-name="T5">From the sample’s point of view,</text:span></text:p>
          <text:p text:style-name="P3"><text:span text:style-name="T5">Looking at the detector :</text:span></text:p>
          <text:p text:style-name="P3"/>
          <text:p text:style-name="P12"><text:span text:style-name="T5">Rot1+ : move detector to the right</text:span></text:p>
          <text:p text:style-name="P12"><text:span text:style-name="T5">Rot2+ : move detector downwards</text:span></text:p>
          <text:p text:style-name="P12">Rot3+ : <text:span text:style-name="T5">rotate</text:span> <text:span text:style-name="T5">detector</text:span> <text:span text:style-name="T5">clockwis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8T21:11:20</meta:creation-date>
    <dc:date>2016-06-28T14:47:54.455942894</dc:date>
    <meta:editing-duration>PT4H52M36S</meta:editing-duration>
    <meta:editing-cycles>12</meta:editing-cycles>
    <meta:generator>LibreOffice/5.1.3.2$Linux_X86_64 LibreOffice_project/10m0$Build-2</meta:generator>
    <meta:document-statistic meta:object-count="38"/>
  </office:meta>
</office:document-meta>
</file>